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underline-style="none"/>
    </style:style>
    <style:style style:name="P2" style:family="paragraph" style:parent-style-name="Standard">
      <style:text-properties fo:color="#0000ff" style:text-underline-style="solid" style:text-underline-width="auto" style:text-underline-color="font-color"/>
    </style:style>
    <style:style style:name="P3" style:family="paragraph" style:parent-style-name="Standard">
      <style:text-properties fo:color="#000000" style:text-underline-style="none"/>
    </style:style>
    <style:style style:name="P4" style:family="paragraph" style:parent-style-name="Standard">
      <style:text-properties fo:color="#0000ff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jout enquete :</text:p>
      <text:p text:style-name="Standard">INSERT INTO `enquete` (titre, description, id_user) VALUES ('titre exemple','descrption exemple', 1);</text:p>
      <text:p text:style-name="P2">Ajout User :</text:p>
      <text:p text:style-name="Standard">INSERT INTO `user` (name, firstname, email, password) VALUES ('name exemple', 'firstname exemple', 'email exemple', 'password exemple');</text:p>
      <text:p text:style-name="P2">Ajout reponse de type Qcm :</text:p>
      <text:p text:style-name="Standard">INSERT INTO `reponse` (uid_repondant, contenu, id_question, id_proposition) VALUES ('uid_repondant exemple', NULL, 1, 2 );</text:p>
      <text:p text:style-name="P2">Ajout de reponse de type Nb :</text:p>
      <text:p text:style-name="Standard">INSERT INTO `reponse` (uid_repondant, contenu, id_question, id_proposition) VALUES ('exemple', 1, 2, NULL );</text:p>
      <text:p text:style-name="P2">Ajout de reponse de type Text :</text:p>
      <text:p text:style-name="P1">INSERT INTO `reponse` (uid_repondant, contenu, id_question, id_proposition) VALUES ('uidrepondantexemple', 'exemple text', 3, NULL);</text:p>
      <text:p text:style-name="P2">Ajout de proposition :</text:p>
      <text:p text:style-name="P1">INSERT INTO `proposition` (libelle, id_question) VALUES ('libelle', 7);</text:p>
      <text:p text:style-name="P2">Ajout de question de type text :</text:p>
      <text:p text:style-name="P1">INSERT INTO `question` (libelle, type, id_enquete) VALUES ('libelle exemple', 'text', 1 );</text:p>
      <text:p text:style-name="P1"/>
      <text:p text:style-name="P1"/>
      <text:p text:style-name="P1"/>
      <text:p text:style-name="P1"/>
      <text:p text:style-name="P2">Update enquete :</text:p>
      <text:p text:style-name="P1">UPDATE enquete SET titre='Nouveau titre', description='Nouvelle description', id_user=2 WHERE id = 1;</text:p>
      <text:p text:style-name="P1"/>
      <text:p text:style-name="P2">Update user :</text:p>
      <text:p text:style-name="P1">UPDATE user SET name='Nouveau name', firstname='Nouvelle firstname', email='nouvelemail', password='nouveaupassword' WHERE id = 1;</text:p>
      <text:p text:style-name="P1"/>
      <text:p text:style-name="P2">Update reponse type QCM :</text:p>
      <text:p text:style-name="P1">UPDATE reponse SET uid_repondant='Nouveauuidrepondant', id_question=1, id_proposition=1 WHERE id = 1;</text:p>
      <text:p text:style-name="P1"/>
      <text:p text:style-name="P2">Update reponse type text :</text:p>
      <text:p text:style-name="P1">UPDATE reponse SET uid_repondant='Nouveaepondant',contenu='nouveau contenu à la con', id_question=3 WHERE id = 2;</text:p>
      <text:p text:style-name="P1"/>
      <text:p text:style-name="P1"/>
      <text:p text:style-name="P2">Update reponse type nb :</text:p>
      <text:p text:style-name="P1">UPDATE reponse SET uid_repondant='Nouveyyyyydant',contenu=2, id_question=2 WHERE id = 3;</text:p>
      <text:p text:style-name="P1"/>
      <text:p text:style-name="P2">Update proposition :</text:p>
      <text:p text:style-name="P1">UPDATE proposition SET libelle='Dieu', id_question=1 WHERE id = 1;</text:p>
      <text:p text:style-name="P1">________________________________________________________________________________</text:p>
      <text:p text:style-name="P1">Resultat</text:p>
      <text:p text:style-name="P2">Select Reponse type texte :</text:p>
      <text:p text:style-name="P1">SELECT contenu FROM reponse WHERE id_question =3;</text:p>
      <text:p text:style-name="P1"/>
      <text:p text:style-name="P1"/>
      <text:p text:style-name="P2"><text:soft-page-break/>Select Reponse type Nb :</text:p>
      <text:p text:style-name="P1">SELECT MIN(contenu) as min, MAX(contenu) as max, AVG(contenu) as moyenne,SUM(contenu) as somme FROM reponse WHERE id_question =2;</text:p>
      <text:p text:style-name="P1"/>
      <text:p text:style-name="P2">Select reponse type QCM :</text:p>
      <text:p text:style-name="P1">SELECT libelle as proposition, count(id_proposition) as nombre_reponse FROM reponse</text:p>
      <text:p text:style-name="P1">LEFT JOIN proposition ON reponse.id_proposition = proposition.id WHERE reponse.id_question =7 GROUP BY id_proposition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4:36:11</meta:creation-date>
    <dc:date>2013-08-08T17:16:41.74</dc:date>
    <meta:editing-duration>PT50M4S</meta:editing-duration>
    <meta:editing-cycles>4</meta:editing-cycles>
    <meta:generator>OpenOffice.org/3.4$Win32 OpenOffice.org_project/340m1$Build-9590</meta:generator>
    <meta:document-statistic meta:table-count="0" meta:image-count="0" meta:object-count="0" meta:page-count="2" meta:paragraph-count="35" meta:word-count="277" meta:character-count="2194"/>
  </office:meta>
</office:document-meta>
</file>